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5DC000004652E7C8C42D6EB3EFC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636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outline1">
      <style:graphic-properties draw:auto-grow-height="false" fo:min-height="10.798cm"/>
    </style:style>
    <style:style style:name="pr6" style:family="presentation" style:parent-style-name="Title_20__2b__20_Content-notes">
      <style:graphic-properties draw:fill-color="#ffffff" fo:min-height="13.364cm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loext:graphic-properties draw:fill="none" draw:fill-color="#ffffff"/>
      <style:text-properties fo:language="en" fo:country="GB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3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style:font-name="Liberation Sans" fo:language="en" fo:country="GB" fo:font-weight="normal" style:font-name-asian="Liberation Sans1" style:font-weight-asian="normal" style:font-name-complex="Liberation Sans1" style:font-weight-complex="normal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Arial" style:font-name-asian="Ubuntu" style:font-name-complex="Ubuntu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32pt" style:language-asian="en" style:country-asian="US" style:font-style-asian="normal" style:font-weight-asian="normal" style:font-name-complex="Ubuntu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bold" style:font-name-asian="Ubuntu" style:font-weight-asian="bold" style:font-name-complex="Ubuntu" style:font-weight-complex="bold"/>
    </style:style>
    <style:style style:name="T13" style:family="text">
      <style:text-properties style:font-name="Liberation Sans1" fo:language="en" fo:country="GB" style:font-name-asian="Liberation Sans1" style:font-name-complex="Liberation Sans1"/>
    </style:style>
    <style:style style:name="T14" style:family="text">
      <style:text-properties style:font-name="Liberation Sans" fo:language="en" fo:country="GB" style:font-name-asian="Liberation Sans1" style:font-name-complex="Liberation Sans1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5: Bandpass filter using OP-AMP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Bandpass filter</text:span></text:p>
          </draw:text-box>
        </draw:frame>
        <draw:frame draw:style-name="gr2" draw:text-style-name="P8" draw:layer="layout" svg:width="25.136cm" svg:height="8.072cm" svg:x="0.351cm" svg:y="10.568cm">
          <draw:text-box>
            <text:p><text:span text:style-name="T4"/></text:p>
            <text:p><text:span text:style-name="T4"><text:s/></text:span></text:p>
            <text:p><text:span text:style-name="T4"/></text:p>
            <text:p><text:span text:style-name="T5"/></text:p>
            <text:p><text:span text:style-name="T6"/></text:p>
          </draw:text-box>
        </draw:frame>
        <draw:frame draw:style-name="gr3" draw:text-style-name="P9" draw:layer="layout" svg:width="0.308cm" svg:height="0.721cm" svg:x="4.432cm" svg:y="16.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ontent Placeholder 2" presentation:style-name="pr5" draw:layer="layout" svg:width="23.027cm" svg:height="12.459cm" svg:x="1.603cm" svg:y="3.393cm" presentation:class="outline" presentation:user-transformed="true">
          <draw:text-box>
            <text:list text:style-name="L2">
              <text:list-item>
                <text:p><text:span text:style-name="T4">Based on Lectures 23-25, dimension and implement a BandPass Filter (BPF) with the following specifications:</text:span></text:p>
                <text:list>
                  <text:list-item>
                    <text:p><text:span text:style-name="T4">Central frequency: 1kHz</text:span></text:p>
                  </text:list-item>
                  <text:list-item>
                    <text:p><text:span text:style-name="T4">Gain at central frequency: 40dB </text:span></text:p>
                  </text:list-item>
                </text:list>
              </text:list-item>
              <text:list-item>
                <text:p>To implement the BPF you are only allowed the following components</text:p>
                <text:list>
                  <text:list-item>
                    <text:p>One 741 OPAMP</text:p>
                  </text:list-item>
                  <text:list-item>
                    <text:p>At most three 1k<text:span text:style-name="T7">Ω</text:span><text:span text:style-name="T8"> resistors</text:span></text:p>
                  </text:list-item>
                  <text:list-item>
                    <text:p><text:span text:style-name="T8">At most three 10k</text:span><text:span text:style-name="T7">Ω</text:span><text:span text:style-name="T8"> resistors</text:span></text:p>
                  </text:list-item>
                  <text:list-item>
                    <text:p><text:span text:style-name="T8">At most three 100k</text:span><text:span text:style-name="T7">Ω</text:span><text:span text:style-name="T8"> resistors</text:span></text:p>
                  </text:list-item>
                  <text:list-item>
                    <text:p><text:span text:style-name="T9">At most three 220nF </text:span><text:span text:style-name="T8">capacitors</text:span></text:p>
                  </text:list-item>
                  <text:list-item>
                    <text:p><text:span text:style-name="T9">At most three 1</text:span><text:span text:style-name="T10">μ</text:span><text:span text:style-name="T9">F </text:span><text:span text:style-name="T8">capacitors</text:span></text:p>
                  </text:list-item>
                </text:list>
              </text:list-item>
              <text:list-item>
                <text:p><text:span text:style-name="T11">The merit figure is given by </text:span></text:p>
                <text:list>
                  <text:list-header>
                    <text:p><text:span text:style-name="T12">M = 1/(cost * voltage gain deviation * central frequency deviation + 10⁻⁶)</text:span></text:p>
                  </text:list-header>
                  <text:list-item>
                    <text:p text:style-name="P10"><text:span text:style-name="T5">The voltage gain is expressed in linearly (not in dBs) and has no units since it is a quotient of voltages</text:span></text:p>
                  </text:list-item>
                  <text:list-item>
                    <text:p text:style-name="P10"><text:span text:style-name="T5">cost = cost of resistors <text:s/>+ cost of capacitors + cost of transistors</text:span></text:p>
                  </text:list-item>
                  <text:list-item>
                    <text:p text:style-name="P10"><text:span text:style-name="T4">cost of resistors = 1 monetary unit (MU) per kOhm </text:span></text:p>
                  </text:list-item>
                  <text:list-item>
                    <text:p text:style-name="P10"><text:span text:style-name="T4">cost of capacitors = 1 MU/</text:span><text:span text:style-name="T13">μ</text:span><text:span text:style-name="T14">F</text:span></text:p>
                  </text:list-item>
                  <text:list-item>
                    <text:p><text:span text:style-name="T14">cost of diodes = 0.1 MU per diode</text:span></text:p>
                  </text:list-item>
                  <text:list-item>
                    <text:p><text:span text:style-name="T14">cost of transistors = 0.1 MU per transis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5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Write <text:s/>an Ngspice script to simulate BPF. Start with the provided script</text:p>
              </text:list-item>
              <text:list-item>
                <text:p>Use the provided OPAMP model</text:p>
              </text:list-item>
              <text:list-item>
                <text:p>Measure the output voltage gain in the passband, the central frequency, and the input and output impedances at this frequency</text:p>
              </text:list-item>
              <text:list-item>
                <text:p>Try to improve the merit fig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5"><text:s/></text:span><text:span text:style-name="T15">Compute the gain, input and output impedances at the central frequency.</text:span><text:span text:style-name="T16"> </text:span></text:p>
              </text:list-item>
              <text:list-item>
                <text:p text:style-name="P11"><text:span text:style-name="T16"><text:s/></text:span><text:span text:style-name="T16">Compute the frequency response V</text:span><text:span text:style-name="T17">o</text:span><text:span text:style-name="T16">(f)/V</text:span><text:span text:style-name="T17">i</text:span><text:span text:style-name="T16">(f), using the incremental circuit, solving the circuit for a frequency vector in log scale with 10 points per decade, from 10Hz to 100MHz. </text:span></text:p>
              </text:list-item>
            </text:list>
            <text:list text:style-name="L1">
              <text:list-header>
                <text:p text:style-name="P11"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6"><text:s/></text:span><text:span text:style-name="T15">Produce all tables and plots required in the simulation and analysis sections</text:span></text:p>
              </text:list-item>
              <text:list-item>
                <text:p text:style-name="P11"><text:span text:style-name="T15"><text:s/></text:span><text:span text:style-name="T15">Compare Octave and Ngspice results </text:span><text:span text:style-name="T19">side by side</text:span><text:span text:style-name="T15"> looking for accuracy or discrepancy, and explaining both. Read the repository’s README file.</text:span></text:p>
              </text:list-item>
              <text:list-item>
                <text:p text:style-name="P11"><text:span text:style-name="T15"><text:s/></text:span><text:span text:style-name="T15">The results of interest are, obviously, </text:span></text:p>
                <text:list>
                  <text:list-header>
                    <text:p text:style-name="P13"><text:span text:style-name="T15">- the frequency response (gain and phase)</text:span></text:p>
                    <text:p text:style-name="P13"><text:span text:style-name="T15">- input /output impedances</text:span></text:p>
                    <text:p text:style-name="P13"><text:span text:style-name="T15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1"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luation criteria</text:span></text:p>
          </draw:text-box>
        </draw:frame>
        <draw:frame draw:name="Content Placeholder 2" presentation:style-name="pr9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6"><text:s/></text:span><text:span text:style-name="T15">The instructor should </text:span><text:span text:style-name="T20">git pull</text:span><text:span text:style-name="T15"> your repo, and run </text:span><text:span text:style-name="T20">make </text:span><text:span text:style-name="T21">flawlessly</text:span></text:p>
              </text:list-item>
              <text:list-item>
                <text:p text:style-name="P11"><text:span text:style-name="T15"><text:s/></text:span><text:span text:style-name="T15">The report should not have obvious mistakes in figures, tables, formulae, section titles or main sentences</text:span></text:p>
              </text:list-item>
              <text:list-item>
                <text:p text:style-name="P11"><text:span text:style-name="T15"><text:s/></text:span><text:span text:style-name="T15">1 bonus point (mark can be 5 offsetting previous grade losses) for the 5% best merit figures</text:span></text:p>
                <text:list>
                  <text:list-header>
                    <text:p text:style-name="P13"><text:span text:style-name="T15">- if your work is in the top 5%, expect a more thorough review</text:span></text:p>
                  </text:list-header>
                </text:list>
              </text:list-item>
              <text:list-item>
                <text:p text:style-name="P13"><text:span text:style-name="T15"><text:s/></text:span><text:span text:style-name="T15">If, to achieve a high merit, your circuit becomes not practical, you‘ll get the bonus but you may be discounted on the regular evaluation of the work.</text:span></text:p>
              </text:list-item>
            </text:list>
            <text:list text:style-name="L1">
              <text:list-header>
                <text:p text:style-name="P11"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2E7C8C42D6EB3EFC.png" xlink:type="simple" xlink:show="embed" xlink:actuate="onLoad"/>
    <draw:fill-image draw:name="msFillBitmap_20_2" draw:display-name="msFillBitmap 2" xlink:href="Pictures/10000000000005DC000004652E7C8C42D6EB3EF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5">05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5">05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3</meta:editing-cycles>
    <meta:creation-date>2014-07-21T10:31:21</meta:creation-date>
    <dc:date>2021-06-05T17:23:25.604474155</dc:date>
    <meta:editing-duration>P2DT2H2M6S</meta:editing-duration>
    <meta:generator>LibreOffice/5.4.7.2$Linux_X86_64 LibreOffice_project/c838ef25c16710f8838b1faec480ebba495259d0</meta:generator>
    <meta:document-statistic meta:object-count="5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